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style:style style:name="P6" style:family="paragraph" style:parent-style-name="Standard" style:list-style-name="L2">
      <style:text-properties fo:font-size="11pt" style:font-size-asian="11pt" style:font-size-complex="11pt"/>
    </style:style>
    <style:style style:name="P7" style:family="paragraph" style:parent-style-name="Standard" style:list-style-name="L3">
      <style:text-properties fo:font-size="11pt" style:font-size-asian="11pt" style:font-size-complex="11pt"/>
    </style:style>
    <style:style style:name="P8" style:family="paragraph" style:parent-style-name="Standard" style:list-style-name="L4">
      <style:text-properties fo:font-size="11pt" style:font-size-asian="11pt" style:font-size-complex="11pt"/>
    </style:style>
    <style:style style:name="P9" style:family="paragraph" style:parent-style-name="Standard" style:list-style-name="L5">
      <style:text-properties fo:font-size="11pt" style:font-size-asian="11pt" style:font-size-complex="11pt"/>
    </style:style>
    <style:style style:name="P10" style:family="paragraph" style:parent-style-name="Standard" style:list-style-name="L6">
      <style:text-properties fo:font-size="11pt" style:font-size-asian="11pt" style:font-size-complex="11pt"/>
    </style:style>
    <style:style style:name="P11" style:family="paragraph" style:parent-style-name="Standard" style:list-style-name="L7">
      <style:text-properties fo:font-size="11pt" style:font-size-asian="11pt" style:font-size-complex="11pt"/>
    </style:style>
    <style:style style:name="P12" style:family="paragraph" style:parent-style-name="Standard" style:list-style-name="L8">
      <style:text-properties fo:font-size="11pt" style:font-size-asian="11pt" style:font-size-complex="11pt"/>
    </style:style>
    <style:style style:name="P13" style:family="paragraph" style:parent-style-name="Standard" style:list-style-name="L9">
      <style:text-properties fo:font-size="11pt" style:font-size-asian="11pt" style:font-size-complex="11pt"/>
    </style:style>
    <style:style style:name="P14" style:family="paragraph" style:parent-style-name="Standard">
      <style:text-properties fo:font-size="14pt" fo:font-weight="bold" style:font-size-asian="14pt" style:font-weight-asian="bold" style:font-size-complex="14pt" style:font-weight-complex="bold"/>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p PHP Framework Documentation</text:p>
      <text:p text:style-name="Standard"/>
      <text:p text:style-name="P3">Overview</text:p>
      <text:p text:style-name="Standard"/>
      <text:p text:style-name="P2">The Pop PHP Framework is an object-oriented PHP framework with an easy-to-use API that will allow you to utilize a wide range of functionality. You can use it as a toolbox to assist with quickly writing basic scripts, or you can use it as a full-fledged framework to build and customize large-scale, robust applications. At the core of the framework is a group of components, of which, some can be used independently and some can be used in tandem to leverage the full power of the framework and PHP.</text:p>
      <text:p text:style-name="P2"/>
      <text:p text:style-name="P3">QuickStart</text:p>
      <text:p text:style-name="P2"/>
      <text:p text:style-name="P2">There are two ways that you can get up and running with the Pop PHP Framework.</text:p>
      <text:p text:style-name="P2"/>
      <text:p text:style-name="P2">If you're just looking to write some quick scripts, you can simply drop the source folder into your working project folder, reference the 'bootstrap.php' accordingly in a script and start writing code. You'll find references and examples all throughout this documentation that will explain the different components and how you can use them.</text:p>
      <text:p text:style-name="P2"/>
      <text:p text:style-name="P2">If you're looking to build a larger-scale application, you can use the CLI component to create the project's base foundation, or “scaffolding.” This way, you can start writing project code quickly and not have to burdened with getting everything up and running. All you have to do is define your project in single installation file, run the Pop CLI command using that file and - voila! - Pop does all the dirty work for you and you can get to writing project code faster. Review the documentation on the CLI component to further explore how to take advantage of this robust component.</text:p>
      <text:p text:style-name="P2"/>
      <text:p text:style-name="P3">The MVC Component</text:p>
      <text:p text:style-name="P3"/>
      <text:p text:style-name="P2">The MVC component is available and especially useful when building a large-scale application. MVC stands for Model-View-Controller and is a design pattern that facilitates a well-organized separation of concerns. It allows your presentation, business logic and data access to all be kept separately.</text:p>
      <text:p text:style-name="P2"/>
      <text:p text:style-name="P2">The controller receives input (i.e. a web request) from the user and based on that input, communicates that with the model. The model can then process the request to determine what data or response is needed. At that point, the model and view communicate so that the view can build the presentation, or “view,” based on the data obtained from the model. Then, the controller will communicate with the view to display the appropriate output to the user.</text:p>
      <text:p text:style-name="P2"/>
      <text:p text:style-name="P2">One extra piece of the MVC component that is available with the Pop PHP Framework is a router. The router is simply an additional layer on top that does exactly what its name suggests – it routes different types of user requests to their corresponding controllers. In other words, it provides an easy way to manage multiple user paths and controllers.</text:p>
      <text:p text:style-name="P2"/>
      <text:p text:style-name="P2">Often times, it can be difficult to grasp the MVC design pattern until you actually start using it. Once you do though, you'll immediately see the benefit of having everything separated out in easy-to-manage concepts with very little, if any, overlap. Your controller handles the delegation of requests, your model handles the business logic and your view determines how to display the output to the user. By far, this pattern trumps the olden days of cramming everything into a single script or various scripts that are included all over the place creating a big mess. Just try it and you will see!</text:p>
      <text:p text:style-name="P2"/>
      <text:p text:style-name="P2"/>
      <text:p text:style-name="P3"><text:soft-page-break/>The Db &amp; Record Components</text:p>
      <text:p text:style-name="P2"/>
      <text:p text:style-name="P2">The Db and Record components are two components that have the potential to be used quite a bit in any application. Obviously, the Db component provides direct access to query a database. The supported adapters include native MySQL, MySQLi, PgSQL, Sqlite and PDO. They serve to normalize database access across different environments so that you don't have to worry as much about re-tooling an application to work with a different type of database in a different environment.</text:p>
      <text:p text:style-name="P2"/>
      <text:p text:style-name="P2">The Record component is a powerful component that provides standardized access to data within a database, specifically the database tables and individual records within the tables. The record component is really a hybrid of the Active Record and Table Data Gateway patterns. It can provide access to a single row or record like an Active Record pattern would, or multiple rows at one time, like a Table Data Gateway would. With the Pop PHP Framework, the most common approach is to write a child class that extends the Record class that represents a table in the database. The name of the child class should be the name of the table. By simply creating</text:p>
      <text:p text:style-name="P2"/>
      <text:p text:style-name="P2">use Pop\Record\Record;</text:p>
      <text:p text:style-name="P2"/>
      <text:p text:style-name="P2">class Users extends Record { }</text:p>
      <text:p text:style-name="P2"/>
      <text:p text:style-name="P2">you create a class that has all of the functionality of the Record component built in and the class knows the name of the database table to query from the class name. For example, <text:s/>'Users' translates into `users` or 'DbUsers' translates into `db_users` (CamelCase is automatically converted into lower_case_underscore.) Review the Record documentation to see how you can fine tune the child table class.</text:p>
      <text:p text:style-name="Standard"/>
      <text:p text:style-name="P3">Archive</text:p>
      <text:p text:style-name="Standard"/>
      <text:p text:style-name="P2">The Archive component is designed to normalize the creation and manipulation of common archive files through a single API. Archive types that are supported are:</text:p>
      <text:p text:style-name="P2"/>
      <text:list xml:id="list965190703" text:style-name="L1">
        <text:list-item>
          <text:p text:style-name="P5">tar</text:p>
        </text:list-item>
        <text:list-item>
          <text:p text:style-name="P5">tar.gz</text:p>
        </text:list-item>
        <text:list-item>
          <text:p text:style-name="P5">tar.bz2</text:p>
        </text:list-item>
        <text:list-item>
          <text:p text:style-name="P5">zip</text:p>
        </text:list-item>
        <text:list-item>
          <text:p text:style-name="P5">phar</text:p>
        </text:list-item>
        <text:list-item>
          <text:p text:style-name="P5">rar</text:p>
        </text:list-item>
      </text:list>
      <text:p text:style-name="P2"/>
      <text:p text:style-name="P3">Auth</text:p>
      <text:p text:style-name="Standard"/>
      <text:p text:style-name="P2">The Auth component facilitates authentication and authorization of users based on a basic set of credentials and defined roles. The authentication aspect handles authenticating a user to determine whether or not that user is allowed at all. The authorization aspect handles determining whether or not the authenticated user has enough access to be allowed within a certain area. Roles can easily be defined and evaluated to determine a user's level of access. The Auth component can easily tie into a database table or a file on disk to retrieve user credentials and information.</text:p>
      <text:p text:style-name="P3"/>
      <text:p text:style-name="P3">Cache</text:p>
      <text:p text:style-name="Standard"/>
      <text:p text:style-name="P2">The Cache component allows for the easy storage of persistent data via three methods:</text:p>
      <text:p text:style-name="P2"/>
      <text:list xml:id="list1318191310" text:style-name="L2">
        <text:list-item>
          <text:p text:style-name="P6">a file on disk</text:p>
        </text:list-item>
        <text:list-item>
          <text:p text:style-name="P6">a sqlite database</text:p>
        </text:list-item>
        <text:list-item>
          <text:p text:style-name="P6"><text:soft-page-break/>memcache</text:p>
        </text:list-item>
      </text:list>
      <text:p text:style-name="P2"/>
      <text:p text:style-name="P2">The goal of the Cache component is to speed up access to data that is more static and does not change often. By storing it by one of the methods listed above, access speed can be increased because a more expensive process call can be avoided, such as accessing a large database or an external web address to retrieve data.</text:p>
      <text:p text:style-name="P3"/>
      <text:p text:style-name="P3">CLI</text:p>
      <text:p text:style-name="Standard"/>
      <text:p text:style-name="P2">The CLI component is a very useful component that allows you perform some helpful tasks such as:</text:p>
      <text:p text:style-name="P2"/>
      <text:list xml:id="list1615385370" text:style-name="L3">
        <text:list-item>
          <text:p text:style-name="P7">evaluate the current environment for required dependencies</text:p>
        </text:list-item>
        <text:list-item>
          <text:p text:style-name="P7">install a project from a project installation file</text:p>
        </text:list-item>
        <text:list-item>
          <text:p text:style-name="P7">set the default language of an application</text:p>
        </text:list-item>
        <text:list-item>
          <text:p text:style-name="P7">create a class map</text:p>
        </text:list-item>
        <text:list-item>
          <text:p text:style-name="P7">reconfigure a project that has been moved</text:p>
        </text:list-item>
        <text:list-item>
          <text:p text:style-name="P7">check the current version against the latest available version</text:p>
        </text:list-item>
      </text:list>
      <text:p text:style-name="P3"/>
      <text:p text:style-name="P3">Code</text:p>
      <text:p text:style-name="Standard"/>
      <text:p text:style-name="P2">The Code component is a code generation component that not only allows you to generate standardized, well-structured PHP code on the fly, but also allows you to modify and extend existing code by leveraging PHP's Reflection extension.</text:p>
      <text:p text:style-name="P3"/>
      <text:p text:style-name="P3">Color</text:p>
      <text:p text:style-name="Standard"/>
      <text:p text:style-name="P2">The Color component is a useful component to manage and utilize color value objects. It also provides the functionality to convert color values to other color spaces, for example, converting RGB to CMYK.</text:p>
      <text:p text:style-name="P3"/>
      <text:p text:style-name="P3">Compress</text:p>
      <text:p text:style-name="Standard"/>
      <text:p text:style-name="P2">The Compress component provides a normalized method to compress and uncompress data and files via the supported methods:</text:p>
      <text:p text:style-name="P2"/>
      <text:list xml:id="list313844404" text:style-name="L4">
        <text:list-item>
          <text:p text:style-name="P8">bzip2</text:p>
        </text:list-item>
        <text:list-item>
          <text:p text:style-name="P8">gzip &amp; zlib</text:p>
        </text:list-item>
        <text:list-item>
          <text:p text:style-name="P8">lzf</text:p>
        </text:list-item>
      </text:list>
      <text:p text:style-name="P3"/>
      <text:p text:style-name="P3">Config</text:p>
      <text:p text:style-name="Standard"/>
      <text:p text:style-name="P2">The Config component provides a data value object that is utilized by other components such as the Project component. Typically, things like database credentials are defined in a config object and passed to a project object to be used during the life-cycle of the project or script.</text:p>
      <text:p text:style-name="P3"/>
      <text:p text:style-name="P3">Curl</text:p>
      <text:p text:style-name="Standard"/>
      <text:p text:style-name="P2">The Curl component simply provides an object-oriented API wrapper to PHP's cURL extension.</text:p>
      <text:p text:style-name="P3"/>
      <text:p text:style-name="P3"/>
      <text:p text:style-name="P3"><text:soft-page-break/>Data</text:p>
      <text:p text:style-name="Standard"/>
      <text:p text:style-name="P2">The Data component provides the ability to convert sets of data from one common format to another. The supported formats are:</text:p>
      <text:p text:style-name="P2"/>
      <text:list xml:id="list1905428610" text:style-name="L5">
        <text:list-item>
          <text:p text:style-name="P9">csv</text:p>
        </text:list-item>
        <text:list-item>
          <text:p text:style-name="P9">json</text:p>
        </text:list-item>
        <text:list-item>
          <text:p text:style-name="P9">php</text:p>
        </text:list-item>
        <text:list-item>
          <text:p text:style-name="P9">sql</text:p>
        </text:list-item>
        <text:list-item>
          <text:p text:style-name="P9">xml</text:p>
        </text:list-item>
        <text:list-item>
          <text:p text:style-name="P9">yaml</text:p>
        </text:list-item>
      </text:list>
      <text:p text:style-name="P3"/>
      <text:p text:style-name="P3">Db</text:p>
      <text:p text:style-name="Standard"/>
      <text:p text:style-name="P2">The Db component provides normalized access to query databases. The supported adapters are:</text:p>
      <text:p text:style-name="P2"/>
      <text:list xml:id="list1105974207" text:style-name="L6">
        <text:list-item>
          <text:p text:style-name="P10">mysql</text:p>
        </text:list-item>
        <text:list-item>
          <text:p text:style-name="P10">mysqli</text:p>
        </text:list-item>
        <text:list-item>
          <text:p text:style-name="P10">pdo</text:p>
        </text:list-item>
        <text:list-item>
          <text:p text:style-name="P10">pgsql</text:p>
        </text:list-item>
        <text:list-item>
          <text:p text:style-name="P10">sqlite</text:p>
        </text:list-item>
      </text:list>
      <text:p text:style-name="P2"/>
      <text:p text:style-name="P2">Prepared statements are supported with the Mysqli, Pdo, Pgsql and Sqlite adapaters. Escaped values are available for all of the adapters.</text:p>
      <text:p text:style-name="P2"/>
      <text:p text:style-name="P2">In addition to database access, the Db component also features a useful Sql abstraction object that assists you in creating standardized SQL queries.</text:p>
      <text:p text:style-name="P3"/>
      <text:p text:style-name="P3">Dir</text:p>
      <text:p text:style-name="Standard"/>
      <text:p text:style-name="P2">The Dir components is useful for listing files in a directory, recursively or non-recursively. Also, there is a method to completely empty a directory, but that should obviously be used with caution.</text:p>
      <text:p text:style-name="P3"/>
      <text:p text:style-name="P3">Dom</text:p>
      <text:p text:style-name="Standard"/>
      <text:p text:style-name="P2">The Dom component provides an easy way to create and manipulate DOM documents and their children.</text:p>
      <text:p text:style-name="P3"/>
      <text:p text:style-name="P3">Feed</text:p>
      <text:p text:style-name="Standard"/>
      <text:p text:style-name="P2">The Feed component provides the functionality to read and parse external feeds and provide the data in a useful way, as well as the functionality to write and display content feeds.</text:p>
      <text:p text:style-name="P3"/>
      <text:p text:style-name="P3">File</text:p>
      <text:p text:style-name="Standard"/>
      <text:p text:style-name="P2">The File component provides a useful API to manage and manipulate files on disk. It also provides the functionality to easily manage file uploads.</text:p>
      <text:p text:style-name="P3"/>
      <text:p text:style-name="P3"/>
      <text:p text:style-name="P3"><text:soft-page-break/>Filter</text:p>
      <text:p text:style-name="Standard"/>
      <text:p text:style-name="P2">The Filter component provides some useful filtering functionality for string manipulation, encryption, array search and basic math.</text:p>
      <text:p text:style-name="P3"/>
      <text:p text:style-name="P3">Font</text:p>
      <text:p text:style-name="Standard"/>
      <text:p text:style-name="P2">The Font component is an in depth font parser that extracts important font data and metrics for other components and programs to use. The supported font types are:</text:p>
      <text:p text:style-name="P2"/>
      <text:list xml:id="list1036808503" text:style-name="L7">
        <text:list-item>
          <text:p text:style-name="P11">TrueType</text:p>
        </text:list-item>
        <text:list-item>
          <text:p text:style-name="P11">OpenType</text:p>
        </text:list-item>
        <text:list-item>
          <text:p text:style-name="P11">Type1</text:p>
        </text:list-item>
      </text:list>
      <text:p text:style-name="P3"/>
      <text:p text:style-name="P3">Form</text:p>
      <text:p text:style-name="Standard"/>
      <text:p text:style-name="P2">The Form component is a powerful component that extends the Dom component. It provides robust functionality to create, render and valid HTML forms and form elements.</text:p>
      <text:p text:style-name="P3"/>
      <text:p text:style-name="P3">Ftp</text:p>
      <text:p text:style-name="Standard"/>
      <text:p text:style-name="P2">The Ftp component simply provides an object-oriented API wrapper to PHP's FTP extension.</text:p>
      <text:p text:style-name="P3"/>
      <text:p text:style-name="P3">Geo</text:p>
      <text:p text:style-name="Standard"/>
      <text:p text:style-name="P2">The Geo component simply provides an object-oriented API wrapper to PHP's GeoIp extension.</text:p>
      <text:p text:style-name="P3"/>
      <text:p text:style-name="P3">Graph</text:p>
      <text:p text:style-name="Standard"/>
      <text:p text:style-name="P2">The Graph component allows for robust graphing functionality that can utilize any of the built in graphic components such as Image, Svg and Pdf to draw graphs in a variety of formats. You can define a wide array of graphic attributes to create and render line graphs, bar graphs and pie charts. Since the API among the different graphic components is standardized, it's very easy to interchange amongst different the file and image formats in which to produce a graph.</text:p>
      <text:p text:style-name="P3"/>
      <text:p text:style-name="P3">Http</text:p>
      <text:p text:style-name="Standard"/>
      <text:p text:style-name="P2">The Http component provides an easy-to-use API to manage, access and manipulate HTTP requests and responses. It is used in several components, but is most tightly integrated with the Mvc component for managing requests and responses within that component.</text:p>
      <text:p text:style-name="P3"/>
      <text:p text:style-name="P3">Image</text:p>
      <text:p text:style-name="Standard"/>
      <text:p text:style-name="P2">The Image component provides a standardized API wrapper for the creation and manipulation of images that leverages PHP's GD and Imagick extensions, as well as the SVG image format. Within this component is a feature-rich API for performing many different image-based functions. And, since the API is standardized, if a project moves to a different environment, it should degrade easily.</text:p>
      <text:p text:style-name="P3"/>
      <text:p text:style-name="P3"><text:soft-page-break/></text:p>
      <text:p text:style-name="P3">Loader</text:p>
      <text:p text:style-name="Standard"/>
      <text:p text:style-name="P2">The Loader component is probably the most basic, yet most important component of the Pop PHP Framework. It's the component that drives the framework's autoloading capabilities, and your own application can easily be registered with the autoloader to load your own classes. This singlehandedly replaces all of those old include statements you used to have all over the place. Now, all you need is one require statement of the 'bootstrap.php' at the top and you're good to go. By default, the bootstrap file contains the required reference to the framework's Autoloader class and then loads it up. Within the bootstrap file, you can easily perform other loading functions, such as registering your application's namespace with the autoloader, or loading a classmap file to decrease load time.</text:p>
      <text:p text:style-name="P2"/>
      <text:p text:style-name="P2">And if you need a classmap file generated, the Loader component has the functionality to easily generate a classmap file for you as well.</text:p>
      <text:p text:style-name="P3"/>
      <text:p text:style-name="P3">Locale</text:p>
      <text:p text:style-name="Standard"/>
      <text:p text:style-name="P2">The Locale component provides language support and translation functionality for your application. You can simply create and load your own XML files of the required language translations in the format that's outlined in Pop's own XML language files.</text:p>
      <text:p text:style-name="P3"/>
      <text:p text:style-name="P3">Mail</text:p>
      <text:p text:style-name="Standard"/>
      <text:p text:style-name="P2">The Mail component provides the functionality necessary to manage outgoing mail via PHP. This includes support for text-based and HTML-based email, <text:s/>multiple mail recipients, templates and file attachments.</text:p>
      <text:p text:style-name="P3"/>
      <text:p text:style-name="P3">Mvc</text:p>
      <text:p text:style-name="Standard"/>
      <text:p text:style-name="P2">The Mvc component, as outlined in the documentation overview, is an implementation of the MVC design pattern, with the additional layer of a router to facilitate multiple user paths and controllers. Simply put, the controller handles the delegation of requests, the model handles the business logic and the view determines how to display the output to the user. All of these classes within this component are very easy to extend to leverage them within your own application.</text:p>
      <text:p text:style-name="P3"/>
      <text:p text:style-name="P3">Paginator</text:p>
      <text:p text:style-name="Standard"/>
      <text:p text:style-name="P2">The Paginator component simply provides the functionality to page out a large result set. Many different settings and attributes can be applied, but the most useful is the template support that it built in.</text:p>
      <text:p text:style-name="P3"/>
      <text:p text:style-name="P3">Payment</text:p>
      <text:p text:style-name="Standard"/>
      <text:p text:style-name="P2">The Payment component provides standardized functionality to process credit card payment requests via a 3<text:span text:style-name="T1">rd</text:span> party gateway. <text:s/>The current built-in and supported gateways are:</text:p>
      <text:p text:style-name="P2"/>
      <text:list xml:id="list1313124713" text:style-name="L8">
        <text:list-item>
          <text:p text:style-name="P12">Authorize.net</text:p>
        </text:list-item>
        <text:list-item>
          <text:p text:style-name="P12">PayLeap</text:p>
        </text:list-item>
        <text:list-item>
          <text:p text:style-name="P12">PayPal</text:p>
        </text:list-item>
        <text:list-item>
          <text:p text:style-name="P12">TrustCommerce</text:p>
        </text:list-item>
        <text:list-item>
          <text:p text:style-name="P12">UsaEpay</text:p>
        </text:list-item>
      </text:list>
      <text:p text:style-name="P2"><text:soft-page-break/>However, if support for a different gateway is required, then it would simple to just write an adapter for it.</text:p>
      <text:p text:style-name="P3"/>
      <text:p text:style-name="P3">Pdf</text:p>
      <text:p text:style-name="Standard"/>
      <text:p text:style-name="P2">The Pdf component provides feature-rich functionality for PDF generation and manipulation. Along the creation of new PDF files, you can also import existing ones and add content to them from there. Some of the features available are:</text:p>
      <text:p text:style-name="P2"/>
      <text:list xml:id="list2092774473" text:style-name="L9">
        <text:list-item>
          <text:p text:style-name="P13">drawing shapes</text:p>
        </text:list-item>
        <text:list-item>
          <text:p text:style-name="P13">adding clipping paths</text:p>
        </text:list-item>
        <text:list-item>
          <text:p text:style-name="P13">adding text</text:p>
        </text:list-item>
        <text:list-item>
          <text:p text:style-name="P13">embedding images</text:p>
        </text:list-item>
        <text:list-item>
          <text:p text:style-name="P13">embedding fonts</text:p>
        </text:list-item>
        <text:list-item>
          <text:p text:style-name="P13">URL linking</text:p>
        </text:list-item>
        <text:list-item>
          <text:p text:style-name="P13">internal linking</text:p>
        </text:list-item>
      </text:list>
      <text:p text:style-name="P3"/>
      <text:p text:style-name="P3">Project</text:p>
      <text:p text:style-name="Standard"/>
      <text:p text:style-name="P2">The Project component contains the Project class in which you can extend and encapsulate your application's specifications, such as the router, controllers, databases and modules. Once, set up properly, the project can “run” and successfully route the user's request to the correct area of your application.</text:p>
      <text:p text:style-name="P2"/>
      <text:p text:style-name="P2">Also, the Project component contains the install classes that the CLI component uses to build and install your project scaffolding.</text:p>
      <text:p text:style-name="P3"/>
      <text:p text:style-name="P3">Record</text:p>
      <text:p text:style-name="Standard"/>
      <text:p text:style-name="P2">The Record component, as outlined in the documentation overview, is a “hybrid” of sorts between the Active Record and Table Data Gateway patterns. Via a standardized API, it can provide access to a single row or record within a database table, or multiple rows or records at once. The most common approach is to write a child class that extends the Record class that represents a table in the database. The name of the child class should be the name of the table. By simply creating</text:p>
      <text:p text:style-name="P2"/>
      <text:p text:style-name="P2">use Pop\Record\Record;</text:p>
      <text:p text:style-name="P2"/>
      <text:p text:style-name="P2">class Users extends Record { }</text:p>
      <text:p text:style-name="P2"/>
      <text:p text:style-name="P2">you create a class that has all of the functionality of the Record component built in and the class knows the name of the database table to query from the class name. For example, <text:s/>'Users' translates into `users` or 'DbUsers' translates into `db_users` (CamelCase is automatically converted into lower_case_underscore.) From there, you can fine-tune the child class that represents the table with various class properties such as:</text:p>
      <text:p text:style-name="P2"/>
      <text:p text:style-name="P2">// Table prefix, if applicable</text:p>
      <text:p text:style-name="P2">protected $prefix = null; </text:p>
      <text:p text:style-name="P2"/>
      <text:p text:style-name="P2">// Primary ID, if applicable, defaults to 'id'</text:p>
      <text:p text:style-name="P2">protected $primaryId = 'id'; </text:p>
      <text:p text:style-name="P2"/>
      <text:p text:style-name="P2">// Whether the table is auto-incrementing or not</text:p>
      <text:p text:style-name="P2">protected $auto = true; </text:p>
      <text:p text:style-name="P2"/>
      <text:p text:style-name="P2"><text:soft-page-break/>// Whether to use prepared statements or not, defaults to true</text:p>
      <text:p text:style-name="P2">protected $usePrepared = true; </text:p>
      <text:p text:style-name="P3"/>
      <text:p text:style-name="P3">Validator</text:p>
      <text:p text:style-name="Standard"/>
      <text:p text:style-name="P2">The Validator component simply provides validation functionality for many different use cases, such as validating whether or not a number is of a certain value or a string is alphanumeric. More advanced validators are available as well, such as validating an email address, and IP address or a credit card number. And, if what you need isn't available, of the component can be easily extended.</text:p>
      <text:p text:style-name="P3"/>
      <text:p text:style-name="P3">Version</text:p>
      <text:p text:style-name="Standard"/>
      <text:p text:style-name="P2">The Version component simply provides the ability to determine which version of Pop you current have, and what the latest available is. Also, this component is used by the CLI component to perform the dependency-check.</text:p>
      <text:p text:style-name="P3"/>
      <text:p text:style-name="P3">Web</text:p>
      <text:p text:style-name="Standard"/>
      <text:p text:style-name="P2">The Web component is a collection of web-based needs and functionality, such managing sessions, servers, browsers and cookies. Also, it includes the functionality for detecting mobile devices so that your application can respond accordingly.</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Sagona</meta:initial-creator>
    <meta:creation-date>2012-03-02T15:45:54</meta:creation-date>
    <dc:date>2012-03-03T15:54:51</dc:date>
    <dc:creator>Nick Sagona</dc:creator>
    <meta:editing-duration>PT8H37M55S</meta:editing-duration>
    <meta:editing-cycles>36</meta:editing-cycles>
    <meta:generator>LibreOffice/3.4$Linux LibreOffice_project/340m1$Build-402</meta:generator>
    <meta:document-statistic meta:table-count="0" meta:image-count="0" meta:object-count="0" meta:page-count="8" meta:paragraph-count="149" meta:word-count="2613" meta:character-count="15818" meta:non-whitespace-character-count="13378"/>
  </office:meta>
</office:document-meta>
</file>